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AMANI APAZA, JAIME FELIX</text:p>
            <text:p text:style-name="P5"><text:span text:style-name="T15">Dni</text:span><text:span text:style-name="T14">:2389338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VILLAFUERTE ROJAS, YOSHEP JULM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747351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89338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600</text:p>
            <text:p text:style-name="P16"/>
          </table:table-cell>
        </table:table-row>
        <table:table-row>
          <table:table-cell table:style-name="Tableau1.A2" office:value-type="string">
            <text:p text:style-name="P16">009 - Trans. Aer. Caja Pollo Fr Negr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138360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16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15</text:span>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RANCES NEGRO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3:33:2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